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 office:value-type="string">
            <text:p>Agrarisch nieuwsblad</text:p>
          </table:table-cell>
          <table:table-cell office:value-type="float" office:value="1">
            <text:p>1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">
            <text:p>2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">
            <text:p>3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">
            <text:p>4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">
            <text:p>5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">
            <text:p>6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">
            <text:p>7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">
            <text:p>8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">
            <text:p>9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">
            <text:p>10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">
            <text:p>11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">
            <text:p>12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">
            <text:p>13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">
            <text:p>14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">
            <text:p>15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">
            <text:p>16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">
            <text:p>1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">
            <text:p>1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">
            <text:p>1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">
            <text:p>2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">
            <text:p>2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">
            <text:p>2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">
            <text:p>2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">
            <text:p>2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5">
            <text:p>2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6">
            <text:p>2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7">
            <text:p>2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8">
            <text:p>2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9">
            <text:p>2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0">
            <text:p>3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1">
            <text:p>3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2">
            <text:p>3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3">
            <text:p>3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4">
            <text:p>3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5">
            <text:p>3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6">
            <text:p>3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7">
            <text:p>3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8">
            <text:p>3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9">
            <text:p>3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0">
            <text:p>4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1">
            <text:p>4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3">
            <text:p>4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4">
            <text:p>4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5">
            <text:p>4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6">
            <text:p>4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7">
            <text:p>4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8">
            <text:p>4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9">
            <text:p>4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0">
            <text:p>5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1">
            <text:p>5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2">
            <text:p>5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3">
            <text:p>5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4">
            <text:p>5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5">
            <text:p>5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6">
            <text:p>5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7">
            <text:p>5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8">
            <text:p>5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9">
            <text:p>5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0">
            <text:p>6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1">
            <text:p>6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2">
            <text:p>6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3">
            <text:p>6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4">
            <text:p>6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5">
            <text:p>6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6">
            <text:p>6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7">
            <text:p>6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8">
            <text:p>6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9">
            <text:p>6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0">
            <text:p>7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1">
            <text:p>7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2">
            <text:p>7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3">
            <text:p>7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4">
            <text:p>7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5">
            <text:p>7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6">
            <text:p>7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7">
            <text:p>7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8">
            <text:p>7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9">
            <text:p>7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0">
            <text:p>8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1">
            <text:p>8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2">
            <text:p>8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3">
            <text:p>8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4">
            <text:p>8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5">
            <text:p>8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6">
            <text:p>8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7">
            <text:p>8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8">
            <text:p>8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9">
            <text:p>8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0">
            <text:p>9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1">
            <text:p>9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2">
            <text:p>9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3">
            <text:p>9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4">
            <text:p>9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5">
            <text:p>9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6">
            <text:p>9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7">
            <text:p>9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8">
            <text:p>9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9">
            <text:p>9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0">
            <text:p>10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1">
            <text:p>10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2">
            <text:p>10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3">
            <text:p>10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4">
            <text:p>10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5">
            <text:p>10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6">
            <text:p>10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7">
            <text:p>10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8">
            <text:p>10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9">
            <text:p>10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0">
            <text:p>11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1">
            <text:p>11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2">
            <text:p>11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3">
            <text:p>11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4">
            <text:p>11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5">
            <text:p>11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6">
            <text:p>11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7">
            <text:p>11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8">
            <text:p>11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9">
            <text:p>11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0">
            <text:p>12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1">
            <text:p>12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2">
            <text:p>12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3">
            <text:p>12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4">
            <text:p>12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5">
            <text:p>12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6">
            <text:p>12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7">
            <text:p>12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8">
            <text:p>12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9">
            <text:p>12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0">
            <text:p>13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1">
            <text:p>13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2">
            <text:p>13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3">
            <text:p>13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4">
            <text:p>13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5">
            <text:p>13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6">
            <text:p>13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7">
            <text:p>13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8">
            <text:p>13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9">
            <text:p>13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0">
            <text:p>14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1">
            <text:p>14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2">
            <text:p>14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3">
            <text:p>14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4">
            <text:p>14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5">
            <text:p>14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6">
            <text:p>14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7">
            <text:p>14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8">
            <text:p>14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9">
            <text:p>14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1">
            <text:p>15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2">
            <text:p>15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3">
            <text:p>15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4">
            <text:p>15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5">
            <text:p>15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6">
            <text:p>15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7">
            <text:p>15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8">
            <text:p>15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9">
            <text:p>15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0">
            <text:p>16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1">
            <text:p>16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2">
            <text:p>16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3">
            <text:p>16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4">
            <text:p>16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5">
            <text:p>16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6">
            <text:p>16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7">
            <text:p>16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8">
            <text:p>16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9">
            <text:p>16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0">
            <text:p>17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1">
            <text:p>17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2">
            <text:p>17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3">
            <text:p>17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4">
            <text:p>17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5">
            <text:p>17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6">
            <text:p>17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7">
            <text:p>17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8">
            <text:p>17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9">
            <text:p>17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0">
            <text:p>18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1">
            <text:p>181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2">
            <text:p>18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3">
            <text:p>18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4">
            <text:p>18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5">
            <text:p>18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6">
            <text:p>18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7">
            <text:p>18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8">
            <text:p>18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9">
            <text:p>18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0">
            <text:p>19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1">
            <text:p>19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2">
            <text:p>19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3">
            <text:p>19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4">
            <text:p>19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5">
            <text:p>19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6">
            <text:p>19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7">
            <text:p>19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8">
            <text:p>19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9">
            <text:p>19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0">
            <text:p>20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1">
            <text:p>20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2">
            <text:p>20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3">
            <text:p>20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4">
            <text:p>20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5">
            <text:p>20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6">
            <text:p>20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7">
            <text:p>20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8">
            <text:p>20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9">
            <text:p>209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0">
            <text:p>210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1">
            <text:p>211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2">
            <text:p>212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3">
            <text:p>213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4">
            <text:p>214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5">
            <text:p>215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6">
            <text:p>216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7">
            <text:p>217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8">
            <text:p>218</text:p>
          </table:table-cell>
          <table:table-cell office:value-type="float" office:value="1940">
            <text:p>1940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9">
            <text:p>219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0">
            <text:p>220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1">
            <text:p>221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2">
            <text:p>222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3">
            <text:p>223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4">
            <text:p>224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5">
            <text:p>225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6">
            <text:p>226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7">
            <text:p>227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8">
            <text:p>228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9">
            <text:p>229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0">
            <text:p>230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1">
            <text:p>231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2">
            <text:p>232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3">
            <text:p>233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4">
            <text:p>234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5">
            <text:p>235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6">
            <text:p>236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7">
            <text:p>237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8">
            <text:p>238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9">
            <text:p>239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0">
            <text:p>240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1">
            <text:p>241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2">
            <text:p>242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3">
            <text:p>243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4">
            <text:p>244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5">
            <text:p>245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6">
            <text:p>246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7">
            <text:p>247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8">
            <text:p>248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9">
            <text:p>249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50">
            <text:p>250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51">
            <text:p>251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52">
            <text:p>252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53">
            <text:p>253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54">
            <text:p>254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55">
            <text:p>255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56">
            <text:p>256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57">
            <text:p>257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58">
            <text:p>258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59">
            <text:p>259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60">
            <text:p>260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61">
            <text:p>261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62">
            <text:p>262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63">
            <text:p>263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64">
            <text:p>264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65">
            <text:p>265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66">
            <text:p>266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67">
            <text:p>267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68">
            <text:p>268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69">
            <text:p>269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70">
            <text:p>270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71">
            <text:p>271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72">
            <text:p>272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73">
            <text:p>273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74">
            <text:p>274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75">
            <text:p>275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76">
            <text:p>276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77">
            <text:p>277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78">
            <text:p>278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79">
            <text:p>279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80">
            <text:p>280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81">
            <text:p>281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82">
            <text:p>282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83">
            <text:p>283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84">
            <text:p>284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85">
            <text:p>285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86">
            <text:p>286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87">
            <text:p>287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88">
            <text:p>288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89">
            <text:p>289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90">
            <text:p>290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91">
            <text:p>291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92">
            <text:p>292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93">
            <text:p>293</text:p>
          </table:table-cell>
          <table:table-cell office:value-type="float" office:value="1940">
            <text:p>1940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">
            <text:p>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">
            <text:p>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">
            <text:p>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">
            <text:p>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">
            <text:p>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">
            <text:p>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">
            <text:p>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">
            <text:p>1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">
            <text:p>1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">
            <text:p>1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">
            <text:p>1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">
            <text:p>1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">
            <text:p>1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">
            <text:p>1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">
            <text:p>1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">
            <text:p>1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">
            <text:p>1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">
            <text:p>2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">
            <text:p>2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">
            <text:p>2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">
            <text:p>2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">
            <text:p>2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5">
            <text:p>2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6">
            <text:p>2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7">
            <text:p>2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8">
            <text:p>2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9">
            <text:p>2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0">
            <text:p>3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1">
            <text:p>3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2">
            <text:p>3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3">
            <text:p>3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4">
            <text:p>3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5">
            <text:p>3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6">
            <text:p>3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7">
            <text:p>3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8">
            <text:p>3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9">
            <text:p>3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0">
            <text:p>4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1">
            <text:p>4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2">
            <text:p>4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4">
            <text:p>4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5">
            <text:p>4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6">
            <text:p>4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7">
            <text:p>4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8">
            <text:p>4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9">
            <text:p>4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0">
            <text:p>5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1">
            <text:p>5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2">
            <text:p>5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3">
            <text:p>5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4">
            <text:p>5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5">
            <text:p>5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6">
            <text:p>5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7">
            <text:p>5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8">
            <text:p>5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9">
            <text:p>5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0">
            <text:p>6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1">
            <text:p>6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2">
            <text:p>6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3">
            <text:p>6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4">
            <text:p>6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5">
            <text:p>6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6">
            <text:p>6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7">
            <text:p>6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8">
            <text:p>6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9">
            <text:p>6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0">
            <text:p>7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1">
            <text:p>7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2">
            <text:p>7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3">
            <text:p>7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4">
            <text:p>7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5">
            <text:p>7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6">
            <text:p>7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7">
            <text:p>7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8">
            <text:p>7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9">
            <text:p>7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0">
            <text:p>8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1">
            <text:p>8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2">
            <text:p>8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3">
            <text:p>8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4">
            <text:p>8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5">
            <text:p>8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6">
            <text:p>8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7">
            <text:p>8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8">
            <text:p>8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9">
            <text:p>8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0">
            <text:p>9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1">
            <text:p>9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2">
            <text:p>9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3">
            <text:p>9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4">
            <text:p>9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5">
            <text:p>9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6">
            <text:p>9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7">
            <text:p>9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8">
            <text:p>9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9">
            <text:p>9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0">
            <text:p>10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1">
            <text:p>10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2">
            <text:p>10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3">
            <text:p>10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4">
            <text:p>10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5">
            <text:p>10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6">
            <text:p>10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7">
            <text:p>10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8">
            <text:p>10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9">
            <text:p>10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0">
            <text:p>11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1">
            <text:p>11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2">
            <text:p>11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3">
            <text:p>11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4">
            <text:p>11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5">
            <text:p>11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6">
            <text:p>11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7">
            <text:p>11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8">
            <text:p>11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9">
            <text:p>11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0">
            <text:p>12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1">
            <text:p>12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2">
            <text:p>12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3">
            <text:p>12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4">
            <text:p>12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5">
            <text:p>12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6">
            <text:p>12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7">
            <text:p>12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8">
            <text:p>12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9">
            <text:p>12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0">
            <text:p>13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1">
            <text:p>13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2">
            <text:p>13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3">
            <text:p>13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4">
            <text:p>13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5">
            <text:p>13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6">
            <text:p>13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7">
            <text:p>13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8">
            <text:p>13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9">
            <text:p>13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0">
            <text:p>14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1">
            <text:p>14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2">
            <text:p>14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3">
            <text:p>14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4">
            <text:p>14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5">
            <text:p>14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6">
            <text:p>14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7">
            <text:p>14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8">
            <text:p>14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9">
            <text:p>14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0">
            <text:p>15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1">
            <text:p>15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2">
            <text:p>15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3">
            <text:p>15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4">
            <text:p>15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5">
            <text:p>15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6">
            <text:p>15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7">
            <text:p>15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8">
            <text:p>15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9">
            <text:p>15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0">
            <text:p>16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1">
            <text:p>16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2">
            <text:p>16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3">
            <text:p>16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4">
            <text:p>16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5">
            <text:p>16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6">
            <text:p>16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7">
            <text:p>16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8">
            <text:p>16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9">
            <text:p>16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0">
            <text:p>17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1">
            <text:p>17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2">
            <text:p>17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3">
            <text:p>17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4">
            <text:p>17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5">
            <text:p>17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6">
            <text:p>17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7">
            <text:p>17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8">
            <text:p>17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9">
            <text:p>17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0">
            <text:p>18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1">
            <text:p>18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2">
            <text:p>18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3">
            <text:p>18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4">
            <text:p>18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5">
            <text:p>18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6">
            <text:p>18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7">
            <text:p>18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8">
            <text:p>18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9">
            <text:p>18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0">
            <text:p>19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1">
            <text:p>19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2">
            <text:p>19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3">
            <text:p>19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4">
            <text:p>19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5">
            <text:p>19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6">
            <text:p>19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7">
            <text:p>19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8">
            <text:p>19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9">
            <text:p>19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0">
            <text:p>20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1">
            <text:p>20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2">
            <text:p>20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3">
            <text:p>20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4">
            <text:p>20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5">
            <text:p>20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6">
            <text:p>20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7">
            <text:p>20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8">
            <text:p>20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9">
            <text:p>20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0">
            <text:p>21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1">
            <text:p>21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2">
            <text:p>21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3">
            <text:p>21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4">
            <text:p>21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5">
            <text:p>21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6">
            <text:p>21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7">
            <text:p>21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8">
            <text:p>21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9">
            <text:p>21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0">
            <text:p>22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1">
            <text:p>22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2">
            <text:p>22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3">
            <text:p>22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4">
            <text:p>22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5">
            <text:p>22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6">
            <text:p>22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7">
            <text:p>22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8">
            <text:p>22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9">
            <text:p>22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0">
            <text:p>23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1">
            <text:p>23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2">
            <text:p>23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3">
            <text:p>23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4">
            <text:p>23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5">
            <text:p>23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6">
            <text:p>23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7">
            <text:p>23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8">
            <text:p>238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9">
            <text:p>239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0">
            <text:p>240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1">
            <text:p>241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2">
            <text:p>242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3">
            <text:p>243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4">
            <text:p>244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5">
            <text:p>245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6">
            <text:p>246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7">
            <text:p>247</text:p>
          </table:table-cell>
          <table:table-cell office:value-type="float" office:value="1941">
            <text:p>1941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">
            <text:p>1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">
            <text:p>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">
            <text:p>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">
            <text:p>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">
            <text:p>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">
            <text:p>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">
            <text:p>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">
            <text:p>8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">
            <text:p>9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">
            <text:p>10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">
            <text:p>11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">
            <text:p>1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">
            <text:p>1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">
            <text:p>1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">
            <text:p>1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">
            <text:p>1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">
            <text:p>1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">
            <text:p>18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">
            <text:p>19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">
            <text:p>20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">
            <text:p>21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">
            <text:p>2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">
            <text:p>2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">
            <text:p>2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5">
            <text:p>2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6">
            <text:p>2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7">
            <text:p>2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8">
            <text:p>28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9">
            <text:p>29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0">
            <text:p>30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1">
            <text:p>31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2">
            <text:p>3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3">
            <text:p>3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4">
            <text:p>3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5">
            <text:p>3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6">
            <text:p>3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7">
            <text:p>3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8">
            <text:p>38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39">
            <text:p>39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0">
            <text:p>40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1">
            <text:p>41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2">
            <text:p>4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3">
            <text:p>4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5">
            <text:p>4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6">
            <text:p>4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7">
            <text:p>4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8">
            <text:p>48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49">
            <text:p>49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0">
            <text:p>50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1">
            <text:p>51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2">
            <text:p>52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3">
            <text:p>53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4">
            <text:p>54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5">
            <text:p>55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6">
            <text:p>56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7">
            <text:p>57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8">
            <text:p>58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59">
            <text:p>59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0">
            <text:p>60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1">
            <text:p>61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2">
            <text:p>62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3">
            <text:p>63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4">
            <text:p>64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5">
            <text:p>65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6">
            <text:p>66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7">
            <text:p>67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8">
            <text:p>68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69">
            <text:p>69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0">
            <text:p>70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1">
            <text:p>71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2">
            <text:p>72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3">
            <text:p>73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4">
            <text:p>74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5">
            <text:p>75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6">
            <text:p>76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7">
            <text:p>77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8">
            <text:p>78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79">
            <text:p>79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0">
            <text:p>80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1">
            <text:p>81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2">
            <text:p>82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3">
            <text:p>83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4">
            <text:p>84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5">
            <text:p>85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6">
            <text:p>86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7">
            <text:p>87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8">
            <text:p>88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89">
            <text:p>89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0">
            <text:p>90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1">
            <text:p>91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2">
            <text:p>92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3">
            <text:p>93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4">
            <text:p>94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5">
            <text:p>95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6">
            <text:p>96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7">
            <text:p>97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8">
            <text:p>98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99">
            <text:p>99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0">
            <text:p>100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1">
            <text:p>101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2">
            <text:p>10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3">
            <text:p>10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4">
            <text:p>10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5">
            <text:p>10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6">
            <text:p>10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7">
            <text:p>10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8">
            <text:p>108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09">
            <text:p>109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0">
            <text:p>110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1">
            <text:p>111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2">
            <text:p>11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3">
            <text:p>11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4">
            <text:p>11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5">
            <text:p>11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6">
            <text:p>11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7">
            <text:p>11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8">
            <text:p>118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19">
            <text:p>119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0">
            <text:p>120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1">
            <text:p>121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2">
            <text:p>12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3">
            <text:p>12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4">
            <text:p>12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5">
            <text:p>12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6">
            <text:p>12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7">
            <text:p>12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8">
            <text:p>128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29">
            <text:p>129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0">
            <text:p>130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1">
            <text:p>131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2">
            <text:p>13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3">
            <text:p>13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4">
            <text:p>13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5">
            <text:p>13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6">
            <text:p>13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7">
            <text:p>13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8">
            <text:p>138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39">
            <text:p>139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0">
            <text:p>140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1">
            <text:p>141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2">
            <text:p>14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3">
            <text:p>14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4">
            <text:p>14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5">
            <text:p>14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6">
            <text:p>14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7">
            <text:p>14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8">
            <text:p>148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49">
            <text:p>149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0">
            <text:p>150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1">
            <text:p>151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2">
            <text:p>15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3">
            <text:p>15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4">
            <text:p>15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5">
            <text:p>15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6">
            <text:p>15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7">
            <text:p>15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8">
            <text:p>158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59">
            <text:p>159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0">
            <text:p>160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1">
            <text:p>161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2">
            <text:p>16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3">
            <text:p>16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4">
            <text:p>16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5">
            <text:p>16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6">
            <text:p>16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7">
            <text:p>16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8">
            <text:p>168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69">
            <text:p>169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0">
            <text:p>170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1">
            <text:p>171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2">
            <text:p>17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3">
            <text:p>17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4">
            <text:p>17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5">
            <text:p>17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6">
            <text:p>17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7">
            <text:p>17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8">
            <text:p>178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79">
            <text:p>179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0">
            <text:p>180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1">
            <text:p>181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2">
            <text:p>182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3">
            <text:p>183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4">
            <text:p>184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5">
            <text:p>185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6">
            <text:p>186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7">
            <text:p>187</text:p>
          </table:table-cell>
          <table:table-cell office:value-type="float" office:value="1942">
            <text:p>1942</text:p>
          </table:table-cell>
          <table:table-cell office:value-type="string">
            <text:p>Groning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8">
            <text:p>188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89">
            <text:p>189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0">
            <text:p>190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1">
            <text:p>191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2">
            <text:p>192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3">
            <text:p>193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4">
            <text:p>194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5">
            <text:p>195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6">
            <text:p>196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7">
            <text:p>197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8">
            <text:p>198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199">
            <text:p>199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0">
            <text:p>200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1">
            <text:p>201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2">
            <text:p>202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3">
            <text:p>203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4">
            <text:p>204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5">
            <text:p>205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6">
            <text:p>206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7">
            <text:p>207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8">
            <text:p>208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09">
            <text:p>209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0">
            <text:p>210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1">
            <text:p>211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2">
            <text:p>212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3">
            <text:p>213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4">
            <text:p>214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5">
            <text:p>215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6">
            <text:p>216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7">
            <text:p>217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8">
            <text:p>218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19">
            <text:p>219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0">
            <text:p>220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1">
            <text:p>221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2">
            <text:p>222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3">
            <text:p>223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4">
            <text:p>224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5">
            <text:p>225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6">
            <text:p>226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7">
            <text:p>227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8">
            <text:p>228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29">
            <text:p>229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0">
            <text:p>230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1">
            <text:p>231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2">
            <text:p>232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3">
            <text:p>233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4">
            <text:p>234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5">
            <text:p>235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6">
            <text:p>236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7">
            <text:p>237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8">
            <text:p>238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39">
            <text:p>239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0">
            <text:p>240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1">
            <text:p>241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2">
            <text:p>242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Agrarisch nieuwsblad</text:p>
          </table:table-cell>
          <table:table-cell office:value-type="float" office:value="243">
            <text:p>243</text:p>
          </table:table-cell>
          <table:table-cell office:value-type="float" office:value="1942">
            <text:p>1942</text:p>
          </table:table-cell>
          <table:table-cell office:value-type="string">
            <text:p>Leeuwarden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">
            <text:p>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">
            <text:p>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">
            <text:p>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">
            <text:p>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">
            <text:p>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">
            <text:p>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">
            <text:p>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">
            <text:p>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">
            <text:p>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">
            <text:p>1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">
            <text:p>1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">
            <text:p>1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">
            <text:p>1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">
            <text:p>1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">
            <text:p>1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">
            <text:p>1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">
            <text:p>1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">
            <text:p>1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">
            <text:p>1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">
            <text:p>2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">
            <text:p>2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">
            <text:p>2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3">
            <text:p>2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4">
            <text:p>2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5">
            <text:p>2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6">
            <text:p>2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7">
            <text:p>2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8">
            <text:p>2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9">
            <text:p>2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0">
            <text:p>3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1">
            <text:p>3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2">
            <text:p>3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3">
            <text:p>3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4">
            <text:p>3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5">
            <text:p>3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6">
            <text:p>3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7">
            <text:p>3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8">
            <text:p>3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9">
            <text:p>3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0">
            <text:p>4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1">
            <text:p>4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2">
            <text:p>4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3">
            <text:p>4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4">
            <text:p>4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5">
            <text:p>4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6">
            <text:p>4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7">
            <text:p>4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8">
            <text:p>4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9">
            <text:p>4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0">
            <text:p>5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1">
            <text:p>5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2">
            <text:p>5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3">
            <text:p>5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4">
            <text:p>5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5">
            <text:p>5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6">
            <text:p>5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7">
            <text:p>5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8">
            <text:p>5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9">
            <text:p>5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0">
            <text:p>6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1">
            <text:p>6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2">
            <text:p>6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3">
            <text:p>6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4">
            <text:p>6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5">
            <text:p>6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6">
            <text:p>6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7">
            <text:p>6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8">
            <text:p>6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9">
            <text:p>6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0">
            <text:p>7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1">
            <text:p>7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2">
            <text:p>7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3">
            <text:p>7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4">
            <text:p>7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5">
            <text:p>7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6">
            <text:p>7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7">
            <text:p>7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8">
            <text:p>7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9">
            <text:p>7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0">
            <text:p>8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1">
            <text:p>8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2">
            <text:p>8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3">
            <text:p>8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4">
            <text:p>8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5">
            <text:p>8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6">
            <text:p>8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7">
            <text:p>8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8">
            <text:p>8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9">
            <text:p>8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0">
            <text:p>9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1">
            <text:p>9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2">
            <text:p>9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3">
            <text:p>9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4">
            <text:p>9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5">
            <text:p>9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6">
            <text:p>9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7">
            <text:p>9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8">
            <text:p>9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9">
            <text:p>9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0">
            <text:p>10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1">
            <text:p>10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2">
            <text:p>10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3">
            <text:p>10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4">
            <text:p>10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5">
            <text:p>10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6">
            <text:p>10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7">
            <text:p>10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8">
            <text:p>10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9">
            <text:p>10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0">
            <text:p>11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1">
            <text:p>11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2">
            <text:p>11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3">
            <text:p>11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4">
            <text:p>11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5">
            <text:p>11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6">
            <text:p>11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7">
            <text:p>11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8">
            <text:p>11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9">
            <text:p>11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0">
            <text:p>12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1">
            <text:p>12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2">
            <text:p>12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3">
            <text:p>12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4">
            <text:p>12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5">
            <text:p>12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6">
            <text:p>12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7">
            <text:p>12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8">
            <text:p>12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9">
            <text:p>12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0">
            <text:p>13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1">
            <text:p>13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2">
            <text:p>13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3">
            <text:p>13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4">
            <text:p>13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5">
            <text:p>13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6">
            <text:p>13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7">
            <text:p>13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8">
            <text:p>13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9">
            <text:p>13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0">
            <text:p>14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1">
            <text:p>14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2">
            <text:p>14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3">
            <text:p>14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4">
            <text:p>14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5">
            <text:p>14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6">
            <text:p>14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7">
            <text:p>14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8">
            <text:p>14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9">
            <text:p>14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0">
            <text:p>15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1">
            <text:p>15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2">
            <text:p>15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3">
            <text:p>15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4">
            <text:p>15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5">
            <text:p>15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6">
            <text:p>15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7">
            <text:p>15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8">
            <text:p>15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9">
            <text:p>15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0">
            <text:p>16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1">
            <text:p>16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2">
            <text:p>16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3">
            <text:p>16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4">
            <text:p>16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5">
            <text:p>16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6">
            <text:p>16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7">
            <text:p>16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8">
            <text:p>16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9">
            <text:p>16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0">
            <text:p>17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1">
            <text:p>17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2">
            <text:p>17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3">
            <text:p>17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4">
            <text:p>17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5">
            <text:p>17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6">
            <text:p>17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7">
            <text:p>17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8">
            <text:p>17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9">
            <text:p>17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0">
            <text:p>18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1">
            <text:p>18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2">
            <text:p>18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3">
            <text:p>18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4">
            <text:p>18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5">
            <text:p>18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6">
            <text:p>18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7">
            <text:p>18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8">
            <text:p>18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9">
            <text:p>18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0">
            <text:p>19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1">
            <text:p>19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2">
            <text:p>19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3">
            <text:p>19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4">
            <text:p>19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5">
            <text:p>19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6">
            <text:p>19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7">
            <text:p>19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8">
            <text:p>19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9">
            <text:p>19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0">
            <text:p>20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1">
            <text:p>20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2">
            <text:p>20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3">
            <text:p>20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4">
            <text:p>20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5">
            <text:p>20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6">
            <text:p>20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7">
            <text:p>20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8">
            <text:p>20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9">
            <text:p>20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0">
            <text:p>21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1">
            <text:p>21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2">
            <text:p>21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3">
            <text:p>21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4">
            <text:p>214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5">
            <text:p>215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6">
            <text:p>216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7">
            <text:p>217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8">
            <text:p>218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9">
            <text:p>219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0">
            <text:p>220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1">
            <text:p>221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2">
            <text:p>222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3">
            <text:p>223</text:p>
          </table:table-cell>
          <table:table-cell office:value-type="float" office:value="1794">
            <text:p>1794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">
            <text:p>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">
            <text:p>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">
            <text:p>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">
            <text:p>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">
            <text:p>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">
            <text:p>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">
            <text:p>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">
            <text:p>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">
            <text:p>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">
            <text:p>1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">
            <text:p>1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">
            <text:p>1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">
            <text:p>1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">
            <text:p>1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">
            <text:p>1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">
            <text:p>1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">
            <text:p>1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">
            <text:p>1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">
            <text:p>1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">
            <text:p>2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">
            <text:p>2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">
            <text:p>2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3">
            <text:p>2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4">
            <text:p>2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5">
            <text:p>2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6">
            <text:p>2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7">
            <text:p>2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8">
            <text:p>2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9">
            <text:p>2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0">
            <text:p>3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1">
            <text:p>3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2">
            <text:p>3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3">
            <text:p>3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4">
            <text:p>3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5">
            <text:p>3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6">
            <text:p>3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7">
            <text:p>3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8">
            <text:p>3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39">
            <text:p>3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0">
            <text:p>4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1">
            <text:p>4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2">
            <text:p>4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3">
            <text:p>4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4">
            <text:p>4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5">
            <text:p>4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6">
            <text:p>4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7">
            <text:p>4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8">
            <text:p>4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49">
            <text:p>4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0">
            <text:p>5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1">
            <text:p>5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2">
            <text:p>5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3">
            <text:p>5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4">
            <text:p>5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5">
            <text:p>5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6">
            <text:p>5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7">
            <text:p>5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8">
            <text:p>5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59">
            <text:p>5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0">
            <text:p>6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1">
            <text:p>6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2">
            <text:p>6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3">
            <text:p>6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4">
            <text:p>6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5">
            <text:p>6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6">
            <text:p>6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7">
            <text:p>6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8">
            <text:p>6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69">
            <text:p>6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0">
            <text:p>7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1">
            <text:p>7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2">
            <text:p>7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3">
            <text:p>7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4">
            <text:p>7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5">
            <text:p>7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6">
            <text:p>7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7">
            <text:p>7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8">
            <text:p>7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79">
            <text:p>7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0">
            <text:p>8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1">
            <text:p>8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2">
            <text:p>8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3">
            <text:p>8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4">
            <text:p>8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5">
            <text:p>8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6">
            <text:p>8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7">
            <text:p>8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8">
            <text:p>8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89">
            <text:p>8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0">
            <text:p>9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1">
            <text:p>9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2">
            <text:p>9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3">
            <text:p>9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4">
            <text:p>9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5">
            <text:p>9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6">
            <text:p>9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7">
            <text:p>9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8">
            <text:p>9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99">
            <text:p>9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0">
            <text:p>10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1">
            <text:p>10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2">
            <text:p>10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3">
            <text:p>10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4">
            <text:p>10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5">
            <text:p>10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6">
            <text:p>10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7">
            <text:p>10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8">
            <text:p>10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09">
            <text:p>10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0">
            <text:p>11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1">
            <text:p>11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2">
            <text:p>11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3">
            <text:p>11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4">
            <text:p>11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5">
            <text:p>11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6">
            <text:p>11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7">
            <text:p>11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8">
            <text:p>11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19">
            <text:p>11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0">
            <text:p>12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1">
            <text:p>12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2">
            <text:p>12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3">
            <text:p>12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4">
            <text:p>12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5">
            <text:p>12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6">
            <text:p>12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7">
            <text:p>12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8">
            <text:p>12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29">
            <text:p>12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0">
            <text:p>13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1">
            <text:p>13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2">
            <text:p>13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3">
            <text:p>13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4">
            <text:p>13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5">
            <text:p>13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6">
            <text:p>13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7">
            <text:p>13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8">
            <text:p>13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39">
            <text:p>13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0">
            <text:p>14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1">
            <text:p>14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2">
            <text:p>14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3">
            <text:p>14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4">
            <text:p>14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5">
            <text:p>14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6">
            <text:p>14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7">
            <text:p>14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8">
            <text:p>14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49">
            <text:p>14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0">
            <text:p>15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1">
            <text:p>15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2">
            <text:p>15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3">
            <text:p>15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4">
            <text:p>15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5">
            <text:p>15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6">
            <text:p>15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7">
            <text:p>15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8">
            <text:p>15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59">
            <text:p>15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0">
            <text:p>16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1">
            <text:p>16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2">
            <text:p>16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3">
            <text:p>16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4">
            <text:p>16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5">
            <text:p>16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6">
            <text:p>16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7">
            <text:p>16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8">
            <text:p>16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69">
            <text:p>16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0">
            <text:p>17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1">
            <text:p>17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2">
            <text:p>17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3">
            <text:p>17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4">
            <text:p>17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5">
            <text:p>17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6">
            <text:p>17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7">
            <text:p>17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8">
            <text:p>17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79">
            <text:p>17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0">
            <text:p>18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1">
            <text:p>18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2">
            <text:p>18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3">
            <text:p>18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4">
            <text:p>18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5">
            <text:p>18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6">
            <text:p>18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7">
            <text:p>18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8">
            <text:p>18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89">
            <text:p>18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0">
            <text:p>19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1">
            <text:p>19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2">
            <text:p>19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3">
            <text:p>19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4">
            <text:p>19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5">
            <text:p>19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6">
            <text:p>19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7">
            <text:p>19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8">
            <text:p>19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199">
            <text:p>19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0">
            <text:p>20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1">
            <text:p>20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2">
            <text:p>20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3">
            <text:p>20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4">
            <text:p>20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5">
            <text:p>20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6">
            <text:p>20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7">
            <text:p>20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8">
            <text:p>20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09">
            <text:p>20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0">
            <text:p>21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1">
            <text:p>21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2">
            <text:p>21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3">
            <text:p>21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4">
            <text:p>21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5">
            <text:p>21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6">
            <text:p>21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7">
            <text:p>21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8">
            <text:p>21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19">
            <text:p>21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0">
            <text:p>22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1">
            <text:p>22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2">
            <text:p>22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3">
            <text:p>22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4">
            <text:p>22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5">
            <text:p>22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6">
            <text:p>22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7">
            <text:p>22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8">
            <text:p>22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29">
            <text:p>22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30">
            <text:p>23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31">
            <text:p>23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32">
            <text:p>23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33">
            <text:p>23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34">
            <text:p>23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35">
            <text:p>23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36">
            <text:p>23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37">
            <text:p>23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38">
            <text:p>23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39">
            <text:p>23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40">
            <text:p>24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41">
            <text:p>24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42">
            <text:p>24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43">
            <text:p>24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44">
            <text:p>24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45">
            <text:p>24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46">
            <text:p>24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47">
            <text:p>24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48">
            <text:p>24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49">
            <text:p>24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50">
            <text:p>25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51">
            <text:p>25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52">
            <text:p>25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53">
            <text:p>25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54">
            <text:p>25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55">
            <text:p>255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56">
            <text:p>256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57">
            <text:p>257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58">
            <text:p>258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59">
            <text:p>259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60">
            <text:p>260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61">
            <text:p>261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62">
            <text:p>262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63">
            <text:p>263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Hollandsch nieuwsblad</text:p>
          </table:table-cell>
          <table:table-cell office:value-type="float" office:value="264">
            <text:p>264</text:p>
          </table:table-cell>
          <table:table-cell office:value-type="float" office:value="1795">
            <text:p>1795</text:p>
          </table:table-cell>
          <table:table-cell office:value-type="string">
            <text:p>Haarlem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">
            <text:p>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">
            <text:p>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">
            <text:p>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">
            <text:p>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">
            <text:p>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">
            <text:p>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">
            <text:p>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">
            <text:p>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">
            <text:p>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">
            <text:p>1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">
            <text:p>1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">
            <text:p>1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">
            <text:p>1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">
            <text:p>1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">
            <text:p>1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">
            <text:p>1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">
            <text:p>1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">
            <text:p>1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">
            <text:p>1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">
            <text:p>2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">
            <text:p>2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2">
            <text:p>2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3">
            <text:p>2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4">
            <text:p>2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5">
            <text:p>2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6">
            <text:p>2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7">
            <text:p>2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8">
            <text:p>2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9">
            <text:p>2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0">
            <text:p>3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1">
            <text:p>3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2">
            <text:p>3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3">
            <text:p>3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4">
            <text:p>3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5">
            <text:p>3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6">
            <text:p>3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7">
            <text:p>3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8">
            <text:p>3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9">
            <text:p>3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0">
            <text:p>4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1">
            <text:p>4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2">
            <text:p>4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3">
            <text:p>4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4">
            <text:p>4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5">
            <text:p>4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6">
            <text:p>4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7">
            <text:p>4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8">
            <text:p>4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9">
            <text:p>4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0">
            <text:p>5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1">
            <text:p>5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2">
            <text:p>5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3">
            <text:p>5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4">
            <text:p>5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5">
            <text:p>5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6">
            <text:p>5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7">
            <text:p>5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8">
            <text:p>5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9">
            <text:p>5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0">
            <text:p>6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1">
            <text:p>6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2">
            <text:p>6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3">
            <text:p>6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4">
            <text:p>6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5">
            <text:p>6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6">
            <text:p>6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7">
            <text:p>6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8">
            <text:p>6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9">
            <text:p>6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0">
            <text:p>7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1">
            <text:p>7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2">
            <text:p>7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3">
            <text:p>7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4">
            <text:p>7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5">
            <text:p>7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6">
            <text:p>7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7">
            <text:p>7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8">
            <text:p>7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9">
            <text:p>7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0">
            <text:p>8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1">
            <text:p>8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2">
            <text:p>8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3">
            <text:p>8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4">
            <text:p>8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5">
            <text:p>8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6">
            <text:p>8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7">
            <text:p>8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8">
            <text:p>8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9">
            <text:p>8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0">
            <text:p>9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1">
            <text:p>9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2">
            <text:p>9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3">
            <text:p>9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4">
            <text:p>9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5">
            <text:p>9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6">
            <text:p>9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7">
            <text:p>9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8">
            <text:p>9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9">
            <text:p>9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0">
            <text:p>10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1">
            <text:p>10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2">
            <text:p>10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3">
            <text:p>10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4">
            <text:p>10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5">
            <text:p>10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6">
            <text:p>10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7">
            <text:p>10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8">
            <text:p>10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9">
            <text:p>10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0">
            <text:p>11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1">
            <text:p>11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2">
            <text:p>11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3">
            <text:p>11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4">
            <text:p>11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5">
            <text:p>11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6">
            <text:p>11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7">
            <text:p>11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8">
            <text:p>11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9">
            <text:p>11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0">
            <text:p>12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1">
            <text:p>12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2">
            <text:p>12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3">
            <text:p>12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4">
            <text:p>12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5">
            <text:p>12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6">
            <text:p>12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7">
            <text:p>12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8">
            <text:p>12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9">
            <text:p>12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0">
            <text:p>13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1">
            <text:p>13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2">
            <text:p>13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3">
            <text:p>13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4">
            <text:p>13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5">
            <text:p>13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6">
            <text:p>13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7">
            <text:p>13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8">
            <text:p>13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9">
            <text:p>13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0">
            <text:p>14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1">
            <text:p>14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2">
            <text:p>14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3">
            <text:p>14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4">
            <text:p>14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5">
            <text:p>14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6">
            <text:p>14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7">
            <text:p>14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8">
            <text:p>14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9">
            <text:p>14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0">
            <text:p>15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1">
            <text:p>15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2">
            <text:p>15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3">
            <text:p>15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4">
            <text:p>15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5">
            <text:p>15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6">
            <text:p>15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7">
            <text:p>15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8">
            <text:p>15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9">
            <text:p>15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0">
            <text:p>16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1">
            <text:p>16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2">
            <text:p>16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3">
            <text:p>16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4">
            <text:p>16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5">
            <text:p>16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6">
            <text:p>16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7">
            <text:p>16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8">
            <text:p>16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9">
            <text:p>16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0">
            <text:p>17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1">
            <text:p>17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2">
            <text:p>17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3">
            <text:p>17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4">
            <text:p>17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5">
            <text:p>17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6">
            <text:p>17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7">
            <text:p>17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8">
            <text:p>17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9">
            <text:p>17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0">
            <text:p>18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1">
            <text:p>18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2">
            <text:p>18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3">
            <text:p>183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4">
            <text:p>184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5">
            <text:p>185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6">
            <text:p>186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7">
            <text:p>187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8">
            <text:p>188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9">
            <text:p>189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0">
            <text:p>190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1">
            <text:p>191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2">
            <text:p>192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3">
            <text:p>193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4">
            <text:p>194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5">
            <text:p>195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6">
            <text:p>196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7">
            <text:p>197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8">
            <text:p>198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9">
            <text:p>199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0">
            <text:p>200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1">
            <text:p>201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2">
            <text:p>202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3">
            <text:p>203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4">
            <text:p>204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5">
            <text:p>205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6">
            <text:p>206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7">
            <text:p>207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8">
            <text:p>208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9">
            <text:p>209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0">
            <text:p>210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1">
            <text:p>211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2">
            <text:p>212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3">
            <text:p>213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4">
            <text:p>214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5">
            <text:p>215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6">
            <text:p>216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7">
            <text:p>217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8">
            <text:p>218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9">
            <text:p>219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20">
            <text:p>220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21">
            <text:p>221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22">
            <text:p>222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23">
            <text:p>223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24">
            <text:p>224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25">
            <text:p>225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26">
            <text:p>226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27">
            <text:p>227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28">
            <text:p>228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29">
            <text:p>229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30">
            <text:p>230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31">
            <text:p>231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32">
            <text:p>232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33">
            <text:p>233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34">
            <text:p>234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35">
            <text:p>235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36">
            <text:p>236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37">
            <text:p>237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38">
            <text:p>238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39">
            <text:p>239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40">
            <text:p>240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41">
            <text:p>241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42">
            <text:p>242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43">
            <text:p>243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44">
            <text:p>244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45">
            <text:p>245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46">
            <text:p>246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47">
            <text:p>247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48">
            <text:p>248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49">
            <text:p>249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50">
            <text:p>250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51">
            <text:p>251</text:p>
          </table:table-cell>
          <table:table-cell office:value-type="float" office:value="1805">
            <text:p>1805</text:p>
          </table:table-cell>
          <table:table-cell office:value-type="string">
            <text:p>Ut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52">
            <text:p>25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53">
            <text:p>25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54">
            <text:p>25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55">
            <text:p>25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56">
            <text:p>25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57">
            <text:p>25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58">
            <text:p>25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59">
            <text:p>25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60">
            <text:p>26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61">
            <text:p>26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62">
            <text:p>26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63">
            <text:p>26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64">
            <text:p>26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65">
            <text:p>26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66">
            <text:p>26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67">
            <text:p>26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68">
            <text:p>26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69">
            <text:p>26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70">
            <text:p>27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71">
            <text:p>271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72">
            <text:p>272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73">
            <text:p>273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74">
            <text:p>274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75">
            <text:p>275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76">
            <text:p>276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77">
            <text:p>277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78">
            <text:p>278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79">
            <text:p>279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80">
            <text:p>280</text:p>
          </table:table-cell>
          <table:table-cell office:value-type="float" office:value="1805">
            <text:p>1805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">
            <text:p>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">
            <text:p>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">
            <text:p>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">
            <text:p>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">
            <text:p>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">
            <text:p>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">
            <text:p>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">
            <text:p>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">
            <text:p>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">
            <text:p>1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">
            <text:p>1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">
            <text:p>1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">
            <text:p>1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">
            <text:p>1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">
            <text:p>1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">
            <text:p>1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">
            <text:p>1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">
            <text:p>1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">
            <text:p>1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">
            <text:p>2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">
            <text:p>2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2">
            <text:p>2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3">
            <text:p>2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4">
            <text:p>2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5">
            <text:p>2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6">
            <text:p>2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7">
            <text:p>2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8">
            <text:p>2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9">
            <text:p>2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0">
            <text:p>3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1">
            <text:p>3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2">
            <text:p>3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3">
            <text:p>3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4">
            <text:p>3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5">
            <text:p>3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6">
            <text:p>3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7">
            <text:p>3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8">
            <text:p>3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39">
            <text:p>3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0">
            <text:p>4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1">
            <text:p>4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2">
            <text:p>4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3">
            <text:p>4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4">
            <text:p>4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5">
            <text:p>4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6">
            <text:p>4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7">
            <text:p>4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8">
            <text:p>4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49">
            <text:p>4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0">
            <text:p>5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1">
            <text:p>5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2">
            <text:p>5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3">
            <text:p>5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4">
            <text:p>5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5">
            <text:p>5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6">
            <text:p>5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7">
            <text:p>5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8">
            <text:p>5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59">
            <text:p>5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0">
            <text:p>6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1">
            <text:p>6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2">
            <text:p>6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3">
            <text:p>6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4">
            <text:p>6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5">
            <text:p>6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6">
            <text:p>6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7">
            <text:p>6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8">
            <text:p>6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69">
            <text:p>6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0">
            <text:p>7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1">
            <text:p>7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2">
            <text:p>7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3">
            <text:p>7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4">
            <text:p>7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5">
            <text:p>7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6">
            <text:p>7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7">
            <text:p>7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8">
            <text:p>7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79">
            <text:p>7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0">
            <text:p>8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1">
            <text:p>8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2">
            <text:p>8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3">
            <text:p>8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4">
            <text:p>8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5">
            <text:p>8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6">
            <text:p>8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7">
            <text:p>8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8">
            <text:p>8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89">
            <text:p>8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0">
            <text:p>9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1">
            <text:p>9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2">
            <text:p>9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3">
            <text:p>9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4">
            <text:p>9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5">
            <text:p>9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6">
            <text:p>9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7">
            <text:p>9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8">
            <text:p>9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99">
            <text:p>9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0">
            <text:p>10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1">
            <text:p>10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2">
            <text:p>10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3">
            <text:p>10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4">
            <text:p>10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5">
            <text:p>10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6">
            <text:p>10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7">
            <text:p>10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8">
            <text:p>10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09">
            <text:p>10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0">
            <text:p>11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1">
            <text:p>11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2">
            <text:p>11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3">
            <text:p>11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4">
            <text:p>11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5">
            <text:p>11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6">
            <text:p>11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7">
            <text:p>11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8">
            <text:p>11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19">
            <text:p>11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0">
            <text:p>12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1">
            <text:p>12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2">
            <text:p>12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3">
            <text:p>12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4">
            <text:p>12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5">
            <text:p>12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6">
            <text:p>12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7">
            <text:p>12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8">
            <text:p>12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29">
            <text:p>12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0">
            <text:p>13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1">
            <text:p>13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2">
            <text:p>13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3">
            <text:p>13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4">
            <text:p>13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5">
            <text:p>13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6">
            <text:p>13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7">
            <text:p>13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8">
            <text:p>13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39">
            <text:p>13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0">
            <text:p>14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1">
            <text:p>14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2">
            <text:p>14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3">
            <text:p>14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4">
            <text:p>14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5">
            <text:p>14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6">
            <text:p>14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7">
            <text:p>14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8">
            <text:p>14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49">
            <text:p>14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0">
            <text:p>15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1">
            <text:p>15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2">
            <text:p>15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3">
            <text:p>15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4">
            <text:p>15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5">
            <text:p>15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6">
            <text:p>15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7">
            <text:p>15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8">
            <text:p>15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59">
            <text:p>15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0">
            <text:p>16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1">
            <text:p>16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2">
            <text:p>16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3">
            <text:p>16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4">
            <text:p>16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5">
            <text:p>16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6">
            <text:p>16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7">
            <text:p>16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8">
            <text:p>16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69">
            <text:p>16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0">
            <text:p>17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1">
            <text:p>17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2">
            <text:p>17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3">
            <text:p>17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4">
            <text:p>17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5">
            <text:p>17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6">
            <text:p>17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7">
            <text:p>17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8">
            <text:p>17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79">
            <text:p>17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0">
            <text:p>18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1">
            <text:p>18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2">
            <text:p>18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3">
            <text:p>18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4">
            <text:p>18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5">
            <text:p>18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6">
            <text:p>18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7">
            <text:p>18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8">
            <text:p>18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89">
            <text:p>18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0">
            <text:p>19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1">
            <text:p>19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2">
            <text:p>19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3">
            <text:p>19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4">
            <text:p>19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5">
            <text:p>19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6">
            <text:p>19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7">
            <text:p>19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8">
            <text:p>19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199">
            <text:p>19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0">
            <text:p>20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1">
            <text:p>20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2">
            <text:p>20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3">
            <text:p>20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4">
            <text:p>204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5">
            <text:p>205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6">
            <text:p>206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7">
            <text:p>207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8">
            <text:p>208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09">
            <text:p>209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0">
            <text:p>210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1">
            <text:p>211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2">
            <text:p>212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Bataafsche staats-courant</text:p>
          </table:table-cell>
          <table:table-cell office:value-type="float" office:value="213">
            <text:p>213</text:p>
          </table:table-cell>
          <table:table-cell office:value-type="float" office:value="1806">
            <text:p>1806</text:p>
          </table:table-cell>
          <table:table-cell office:value-type="string">
            <text:p>Dordrecht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">
            <text:p>1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">
            <text:p>2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">
            <text:p>3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">
            <text:p>4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">
            <text:p>5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">
            <text:p>6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">
            <text:p>7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">
            <text:p>8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">
            <text:p>9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">
            <text:p>10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">
            <text:p>11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">
            <text:p>12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">
            <text:p>13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">
            <text:p>14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">
            <text:p>15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">
            <text:p>16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">
            <text:p>17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">
            <text:p>18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">
            <text:p>19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">
            <text:p>20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">
            <text:p>21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">
            <text:p>22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">
            <text:p>23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">
            <text:p>24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">
            <text:p>25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">
            <text:p>26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">
            <text:p>27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8">
            <text:p>28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9">
            <text:p>29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0">
            <text:p>30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1">
            <text:p>31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2">
            <text:p>32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3">
            <text:p>33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4">
            <text:p>34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5">
            <text:p>35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6">
            <text:p>36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7">
            <text:p>37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8">
            <text:p>38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9">
            <text:p>39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0">
            <text:p>40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2">
            <text:p>42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3">
            <text:p>43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4">
            <text:p>44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5">
            <text:p>45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6">
            <text:p>46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7">
            <text:p>47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8">
            <text:p>48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9">
            <text:p>49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0">
            <text:p>50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1">
            <text:p>51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2">
            <text:p>52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3">
            <text:p>53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4">
            <text:p>54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5">
            <text:p>55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6">
            <text:p>56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7">
            <text:p>57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8">
            <text:p>58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9">
            <text:p>59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0">
            <text:p>60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1">
            <text:p>61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2">
            <text:p>62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3">
            <text:p>63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4">
            <text:p>64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5">
            <text:p>65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6">
            <text:p>66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7">
            <text:p>67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8">
            <text:p>68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9">
            <text:p>69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0">
            <text:p>70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1">
            <text:p>71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2">
            <text:p>72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3">
            <text:p>73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4">
            <text:p>74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5">
            <text:p>75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6">
            <text:p>76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7">
            <text:p>77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8">
            <text:p>78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9">
            <text:p>79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0">
            <text:p>80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1">
            <text:p>81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2">
            <text:p>82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3">
            <text:p>83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4">
            <text:p>84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5">
            <text:p>85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6">
            <text:p>86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7">
            <text:p>87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8">
            <text:p>88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9">
            <text:p>89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0">
            <text:p>90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1">
            <text:p>91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2">
            <text:p>92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3">
            <text:p>93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4">
            <text:p>94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5">
            <text:p>95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6">
            <text:p>96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7">
            <text:p>97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8">
            <text:p>98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9">
            <text:p>99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0">
            <text:p>100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1">
            <text:p>101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2">
            <text:p>102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3">
            <text:p>103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4">
            <text:p>104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5">
            <text:p>105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6">
            <text:p>106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7">
            <text:p>107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8">
            <text:p>108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9">
            <text:p>109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0">
            <text:p>110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1">
            <text:p>111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2">
            <text:p>112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3">
            <text:p>113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4">
            <text:p>114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5">
            <text:p>115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6">
            <text:p>116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7">
            <text:p>117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8">
            <text:p>118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9">
            <text:p>119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0">
            <text:p>120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1">
            <text:p>121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2">
            <text:p>122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3">
            <text:p>123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4">
            <text:p>124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5">
            <text:p>125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6">
            <text:p>126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7">
            <text:p>127</text:p>
          </table:table-cell>
          <table:table-cell office:value-type="float" office:value="1939">
            <text:p>1939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8">
            <text:p>12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9">
            <text:p>12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0">
            <text:p>13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1">
            <text:p>13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2">
            <text:p>13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3">
            <text:p>13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4">
            <text:p>13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5">
            <text:p>13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6">
            <text:p>13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7">
            <text:p>13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8">
            <text:p>13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9">
            <text:p>13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0">
            <text:p>14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1">
            <text:p>14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2">
            <text:p>14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3">
            <text:p>14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4">
            <text:p>14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5">
            <text:p>14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6">
            <text:p>14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7">
            <text:p>14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8">
            <text:p>14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9">
            <text:p>14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0">
            <text:p>15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1">
            <text:p>15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2">
            <text:p>15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3">
            <text:p>15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4">
            <text:p>15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5">
            <text:p>15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6">
            <text:p>15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7">
            <text:p>15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8">
            <text:p>15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9">
            <text:p>15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0">
            <text:p>16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1">
            <text:p>16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2">
            <text:p>16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3">
            <text:p>16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4">
            <text:p>16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5">
            <text:p>16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6">
            <text:p>16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7">
            <text:p>16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8">
            <text:p>16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9">
            <text:p>16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0">
            <text:p>17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1">
            <text:p>17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2">
            <text:p>17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3">
            <text:p>17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4">
            <text:p>17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5">
            <text:p>17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6">
            <text:p>17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7">
            <text:p>17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8">
            <text:p>17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9">
            <text:p>17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0">
            <text:p>18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1">
            <text:p>18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2">
            <text:p>18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3">
            <text:p>18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4">
            <text:p>18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5">
            <text:p>18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6">
            <text:p>18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7">
            <text:p>18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8">
            <text:p>18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9">
            <text:p>18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0">
            <text:p>19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1">
            <text:p>19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2">
            <text:p>19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3">
            <text:p>19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4">
            <text:p>19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5">
            <text:p>19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6">
            <text:p>19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7">
            <text:p>19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8">
            <text:p>19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9">
            <text:p>19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0">
            <text:p>20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1">
            <text:p>20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2">
            <text:p>20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3">
            <text:p>20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4">
            <text:p>20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5">
            <text:p>20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6">
            <text:p>20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7">
            <text:p>20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8">
            <text:p>20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9">
            <text:p>20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0">
            <text:p>21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1">
            <text:p>21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2">
            <text:p>21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3">
            <text:p>21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4">
            <text:p>21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5">
            <text:p>21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6">
            <text:p>21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7">
            <text:p>21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8">
            <text:p>21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9">
            <text:p>21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0">
            <text:p>22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1">
            <text:p>22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2">
            <text:p>22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3">
            <text:p>22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4">
            <text:p>22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5">
            <text:p>22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6">
            <text:p>22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7">
            <text:p>22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8">
            <text:p>22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9">
            <text:p>22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0">
            <text:p>23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1">
            <text:p>23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2">
            <text:p>23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3">
            <text:p>23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4">
            <text:p>23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5">
            <text:p>23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6">
            <text:p>23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7">
            <text:p>23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8">
            <text:p>23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9">
            <text:p>23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0">
            <text:p>24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1">
            <text:p>24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2">
            <text:p>24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3">
            <text:p>24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4">
            <text:p>24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5">
            <text:p>24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6">
            <text:p>24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7">
            <text:p>24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8">
            <text:p>24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9">
            <text:p>24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0">
            <text:p>25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1">
            <text:p>25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2">
            <text:p>25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3">
            <text:p>25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4">
            <text:p>25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5">
            <text:p>25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6">
            <text:p>25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7">
            <text:p>25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8">
            <text:p>25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9">
            <text:p>25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0">
            <text:p>26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1">
            <text:p>26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2">
            <text:p>26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3">
            <text:p>26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4">
            <text:p>26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5">
            <text:p>26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6">
            <text:p>26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7">
            <text:p>26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8">
            <text:p>26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9">
            <text:p>269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0">
            <text:p>270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1">
            <text:p>271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2">
            <text:p>272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3">
            <text:p>273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4">
            <text:p>274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5">
            <text:p>275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6">
            <text:p>276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7">
            <text:p>277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8">
            <text:p>278</text:p>
          </table:table-cell>
          <table:table-cell office:value-type="float" office:value="1939">
            <text:p>1939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">
            <text:p>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">
            <text:p>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">
            <text:p>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">
            <text:p>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">
            <text:p>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">
            <text:p>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">
            <text:p>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">
            <text:p>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">
            <text:p>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">
            <text:p>1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">
            <text:p>1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">
            <text:p>1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">
            <text:p>1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">
            <text:p>1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">
            <text:p>1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">
            <text:p>1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">
            <text:p>1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">
            <text:p>1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">
            <text:p>1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">
            <text:p>2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">
            <text:p>2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">
            <text:p>2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">
            <text:p>2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">
            <text:p>2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">
            <text:p>2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">
            <text:p>2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">
            <text:p>2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8">
            <text:p>2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9">
            <text:p>2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0">
            <text:p>3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1">
            <text:p>3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2">
            <text:p>3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3">
            <text:p>3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4">
            <text:p>3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5">
            <text:p>3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6">
            <text:p>3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7">
            <text:p>3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8">
            <text:p>3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9">
            <text:p>3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0">
            <text:p>4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1">
            <text:p>4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3">
            <text:p>4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4">
            <text:p>4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5">
            <text:p>4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6">
            <text:p>4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7">
            <text:p>4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8">
            <text:p>4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9">
            <text:p>4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0">
            <text:p>5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1">
            <text:p>5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2">
            <text:p>5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3">
            <text:p>5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4">
            <text:p>5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5">
            <text:p>5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6">
            <text:p>5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7">
            <text:p>5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8">
            <text:p>5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9">
            <text:p>5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0">
            <text:p>6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1">
            <text:p>6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2">
            <text:p>6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3">
            <text:p>6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4">
            <text:p>6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5">
            <text:p>6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6">
            <text:p>6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7">
            <text:p>6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8">
            <text:p>6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9">
            <text:p>6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0">
            <text:p>7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1">
            <text:p>7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2">
            <text:p>7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3">
            <text:p>7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4">
            <text:p>7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5">
            <text:p>7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6">
            <text:p>7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7">
            <text:p>7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8">
            <text:p>7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9">
            <text:p>7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0">
            <text:p>8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1">
            <text:p>8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2">
            <text:p>8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3">
            <text:p>8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4">
            <text:p>8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5">
            <text:p>8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6">
            <text:p>8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7">
            <text:p>8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8">
            <text:p>8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9">
            <text:p>8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0">
            <text:p>9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1">
            <text:p>9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2">
            <text:p>9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3">
            <text:p>9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4">
            <text:p>9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5">
            <text:p>9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6">
            <text:p>9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7">
            <text:p>9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8">
            <text:p>9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9">
            <text:p>9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0">
            <text:p>10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1">
            <text:p>10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2">
            <text:p>10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3">
            <text:p>10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4">
            <text:p>10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5">
            <text:p>10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6">
            <text:p>10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7">
            <text:p>10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8">
            <text:p>10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9">
            <text:p>10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0">
            <text:p>11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1">
            <text:p>11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2">
            <text:p>11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3">
            <text:p>11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4">
            <text:p>11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5">
            <text:p>11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6">
            <text:p>11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7">
            <text:p>11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8">
            <text:p>11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9">
            <text:p>11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0">
            <text:p>12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1">
            <text:p>12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2">
            <text:p>12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3">
            <text:p>12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4">
            <text:p>12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5">
            <text:p>12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6">
            <text:p>12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7">
            <text:p>12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8">
            <text:p>12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9">
            <text:p>12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0">
            <text:p>13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1">
            <text:p>13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2">
            <text:p>13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3">
            <text:p>13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4">
            <text:p>13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5">
            <text:p>13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6">
            <text:p>13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7">
            <text:p>13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8">
            <text:p>13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9">
            <text:p>13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0">
            <text:p>14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1">
            <text:p>14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2">
            <text:p>14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3">
            <text:p>14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4">
            <text:p>14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5">
            <text:p>14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6">
            <text:p>14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7">
            <text:p>14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8">
            <text:p>14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9">
            <text:p>14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1">
            <text:p>15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2">
            <text:p>15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3">
            <text:p>15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4">
            <text:p>15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5">
            <text:p>15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6">
            <text:p>15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7">
            <text:p>15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8">
            <text:p>15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9">
            <text:p>15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0">
            <text:p>16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1">
            <text:p>16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2">
            <text:p>16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3">
            <text:p>16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4">
            <text:p>16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5">
            <text:p>16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6">
            <text:p>16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7">
            <text:p>16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8">
            <text:p>16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9">
            <text:p>16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0">
            <text:p>17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1">
            <text:p>17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2">
            <text:p>17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3">
            <text:p>17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4">
            <text:p>17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5">
            <text:p>17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6">
            <text:p>17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7">
            <text:p>17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8">
            <text:p>17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9">
            <text:p>17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0">
            <text:p>18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1">
            <text:p>18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2">
            <text:p>18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3">
            <text:p>18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4">
            <text:p>18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5">
            <text:p>18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6">
            <text:p>18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7">
            <text:p>18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8">
            <text:p>18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9">
            <text:p>18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0">
            <text:p>19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1">
            <text:p>19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2">
            <text:p>19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3">
            <text:p>19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4">
            <text:p>19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5">
            <text:p>19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6">
            <text:p>19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7">
            <text:p>19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8">
            <text:p>19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9">
            <text:p>19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0">
            <text:p>20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1">
            <text:p>20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2">
            <text:p>20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3">
            <text:p>20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4">
            <text:p>20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5">
            <text:p>20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6">
            <text:p>20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7">
            <text:p>20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8">
            <text:p>20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9">
            <text:p>20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0">
            <text:p>21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1">
            <text:p>21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2">
            <text:p>21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3">
            <text:p>21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4">
            <text:p>21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5">
            <text:p>21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6">
            <text:p>21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7">
            <text:p>21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8">
            <text:p>21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9">
            <text:p>21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0">
            <text:p>22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1">
            <text:p>22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2">
            <text:p>22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3">
            <text:p>22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4">
            <text:p>22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5">
            <text:p>22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6">
            <text:p>22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7">
            <text:p>22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8">
            <text:p>22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9">
            <text:p>22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0">
            <text:p>23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1">
            <text:p>23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2">
            <text:p>23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3">
            <text:p>23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4">
            <text:p>23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5">
            <text:p>23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6">
            <text:p>23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7">
            <text:p>23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8">
            <text:p>23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9">
            <text:p>23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0">
            <text:p>24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1">
            <text:p>24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2">
            <text:p>24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3">
            <text:p>24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4">
            <text:p>244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5">
            <text:p>245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6">
            <text:p>246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7">
            <text:p>247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8">
            <text:p>248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9">
            <text:p>249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0">
            <text:p>250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1">
            <text:p>251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2">
            <text:p>252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3">
            <text:p>253</text:p>
          </table:table-cell>
          <table:table-cell office:value-type="float" office:value="1940">
            <text:p>1940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">
            <text:p>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">
            <text:p>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">
            <text:p>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">
            <text:p>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">
            <text:p>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">
            <text:p>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">
            <text:p>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">
            <text:p>1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">
            <text:p>1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">
            <text:p>1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">
            <text:p>1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">
            <text:p>1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">
            <text:p>1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">
            <text:p>1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">
            <text:p>1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">
            <text:p>1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">
            <text:p>1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">
            <text:p>2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">
            <text:p>2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">
            <text:p>2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">
            <text:p>2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">
            <text:p>2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">
            <text:p>2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">
            <text:p>2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">
            <text:p>2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8">
            <text:p>2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9">
            <text:p>2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0">
            <text:p>3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1">
            <text:p>3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2">
            <text:p>3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3">
            <text:p>3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4">
            <text:p>3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5">
            <text:p>3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6">
            <text:p>3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7">
            <text:p>3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8">
            <text:p>3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9">
            <text:p>3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0">
            <text:p>4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1">
            <text:p>4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2">
            <text:p>4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4">
            <text:p>4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5">
            <text:p>4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6">
            <text:p>4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7">
            <text:p>4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8">
            <text:p>4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9">
            <text:p>4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0">
            <text:p>5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1">
            <text:p>5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2">
            <text:p>5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3">
            <text:p>5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4">
            <text:p>5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5">
            <text:p>5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6">
            <text:p>5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7">
            <text:p>5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8">
            <text:p>5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9">
            <text:p>5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0">
            <text:p>6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1">
            <text:p>6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2">
            <text:p>6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3">
            <text:p>6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4">
            <text:p>6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5">
            <text:p>6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6">
            <text:p>6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7">
            <text:p>6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8">
            <text:p>6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9">
            <text:p>6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0">
            <text:p>7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1">
            <text:p>7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2">
            <text:p>7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3">
            <text:p>7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4">
            <text:p>7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5">
            <text:p>7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6">
            <text:p>7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7">
            <text:p>7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8">
            <text:p>7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9">
            <text:p>7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0">
            <text:p>8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1">
            <text:p>8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2">
            <text:p>8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3">
            <text:p>8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4">
            <text:p>8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5">
            <text:p>85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6">
            <text:p>86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7">
            <text:p>87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8">
            <text:p>88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9">
            <text:p>89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0">
            <text:p>9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1">
            <text:p>9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2">
            <text:p>9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3">
            <text:p>9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4">
            <text:p>9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5">
            <text:p>9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6">
            <text:p>9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7">
            <text:p>9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8">
            <text:p>9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9">
            <text:p>9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0">
            <text:p>10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1">
            <text:p>10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2">
            <text:p>10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3">
            <text:p>10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4">
            <text:p>10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5">
            <text:p>10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6">
            <text:p>10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7">
            <text:p>10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8">
            <text:p>10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9">
            <text:p>10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0">
            <text:p>11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1">
            <text:p>11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2">
            <text:p>11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3">
            <text:p>11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4">
            <text:p>11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5">
            <text:p>11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6">
            <text:p>11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7">
            <text:p>11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8">
            <text:p>11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9">
            <text:p>11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0">
            <text:p>12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1">
            <text:p>12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2">
            <text:p>12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3">
            <text:p>12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4">
            <text:p>12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5">
            <text:p>12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6">
            <text:p>12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7">
            <text:p>12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8">
            <text:p>12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9">
            <text:p>12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0">
            <text:p>13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1">
            <text:p>13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2">
            <text:p>13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3">
            <text:p>13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4">
            <text:p>13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5">
            <text:p>13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6">
            <text:p>13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7">
            <text:p>13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8">
            <text:p>13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9">
            <text:p>13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0">
            <text:p>14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1">
            <text:p>14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2">
            <text:p>14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3">
            <text:p>14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4">
            <text:p>14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5">
            <text:p>14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6">
            <text:p>14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7">
            <text:p>14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8">
            <text:p>14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9">
            <text:p>14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0">
            <text:p>15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1">
            <text:p>15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2">
            <text:p>15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3">
            <text:p>15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4">
            <text:p>15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5">
            <text:p>15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6">
            <text:p>156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7">
            <text:p>157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8">
            <text:p>158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9">
            <text:p>159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0">
            <text:p>160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1">
            <text:p>161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2">
            <text:p>162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3">
            <text:p>163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4">
            <text:p>164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5">
            <text:p>165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6">
            <text:p>166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7">
            <text:p>167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8">
            <text:p>168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9">
            <text:p>169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0">
            <text:p>170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1">
            <text:p>171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2">
            <text:p>172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3">
            <text:p>173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4">
            <text:p>174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5">
            <text:p>175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6">
            <text:p>176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7">
            <text:p>177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8">
            <text:p>178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9">
            <text:p>179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0">
            <text:p>180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1">
            <text:p>181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2">
            <text:p>182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3">
            <text:p>183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4">
            <text:p>184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5">
            <text:p>185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6">
            <text:p>186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7">
            <text:p>187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8">
            <text:p>188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9">
            <text:p>189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0">
            <text:p>190</text:p>
          </table:table-cell>
          <table:table-cell office:value-type="float" office:value="1941">
            <text:p>1941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1">
            <text:p>19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2">
            <text:p>19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3">
            <text:p>19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4">
            <text:p>19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5">
            <text:p>19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6">
            <text:p>19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7">
            <text:p>19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8">
            <text:p>19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9">
            <text:p>19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0">
            <text:p>20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1">
            <text:p>20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2">
            <text:p>20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3">
            <text:p>20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4">
            <text:p>20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5">
            <text:p>20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6">
            <text:p>20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7">
            <text:p>20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8">
            <text:p>20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9">
            <text:p>20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0">
            <text:p>21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1">
            <text:p>21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2">
            <text:p>21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3">
            <text:p>21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4">
            <text:p>21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5">
            <text:p>21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6">
            <text:p>21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7">
            <text:p>21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8">
            <text:p>21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9">
            <text:p>21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0">
            <text:p>22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1">
            <text:p>22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2">
            <text:p>22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3">
            <text:p>22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4">
            <text:p>22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5">
            <text:p>22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6">
            <text:p>22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7">
            <text:p>227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8">
            <text:p>228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9">
            <text:p>229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0">
            <text:p>230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1">
            <text:p>231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2">
            <text:p>232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3">
            <text:p>233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4">
            <text:p>234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5">
            <text:p>235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6">
            <text:p>236</text:p>
          </table:table-cell>
          <table:table-cell office:value-type="float" office:value="1941">
            <text:p>1941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">
            <text:p>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">
            <text:p>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">
            <text:p>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">
            <text:p>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">
            <text:p>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">
            <text:p>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">
            <text:p>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">
            <text:p>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">
            <text:p>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">
            <text:p>1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">
            <text:p>1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">
            <text:p>1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">
            <text:p>1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">
            <text:p>1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">
            <text:p>1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">
            <text:p>1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">
            <text:p>1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">
            <text:p>1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">
            <text:p>1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">
            <text:p>2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">
            <text:p>2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">
            <text:p>2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">
            <text:p>2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">
            <text:p>2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">
            <text:p>2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">
            <text:p>2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">
            <text:p>2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8">
            <text:p>2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9">
            <text:p>2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0">
            <text:p>3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1">
            <text:p>3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2">
            <text:p>3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3">
            <text:p>3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4">
            <text:p>3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5">
            <text:p>3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6">
            <text:p>3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7">
            <text:p>3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8">
            <text:p>3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9">
            <text:p>3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0">
            <text:p>4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1">
            <text:p>4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2">
            <text:p>4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3">
            <text:p>4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5">
            <text:p>4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6">
            <text:p>4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7">
            <text:p>4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8">
            <text:p>4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9">
            <text:p>4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0">
            <text:p>5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1">
            <text:p>5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2">
            <text:p>5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3">
            <text:p>5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4">
            <text:p>5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5">
            <text:p>5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6">
            <text:p>5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7">
            <text:p>5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8">
            <text:p>5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9">
            <text:p>5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0">
            <text:p>6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1">
            <text:p>6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2">
            <text:p>6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3">
            <text:p>6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4">
            <text:p>6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5">
            <text:p>6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6">
            <text:p>6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7">
            <text:p>6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8">
            <text:p>6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9">
            <text:p>6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0">
            <text:p>7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1">
            <text:p>7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2">
            <text:p>7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3">
            <text:p>7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4">
            <text:p>7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5">
            <text:p>7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6">
            <text:p>7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7">
            <text:p>7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8">
            <text:p>7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9">
            <text:p>7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0">
            <text:p>8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1">
            <text:p>8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2">
            <text:p>8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3">
            <text:p>8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4">
            <text:p>8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5">
            <text:p>8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6">
            <text:p>8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7">
            <text:p>8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8">
            <text:p>8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9">
            <text:p>8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0">
            <text:p>9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1">
            <text:p>9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2">
            <text:p>9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3">
            <text:p>9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4">
            <text:p>9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5">
            <text:p>9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6">
            <text:p>9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7">
            <text:p>9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8">
            <text:p>9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9">
            <text:p>9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0">
            <text:p>10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1">
            <text:p>10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2">
            <text:p>10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3">
            <text:p>10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4">
            <text:p>10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5">
            <text:p>10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6">
            <text:p>10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7">
            <text:p>10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8">
            <text:p>10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9">
            <text:p>10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0">
            <text:p>11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1">
            <text:p>11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2">
            <text:p>11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3">
            <text:p>11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4">
            <text:p>11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5">
            <text:p>11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6">
            <text:p>11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7">
            <text:p>11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8">
            <text:p>11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9">
            <text:p>11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0">
            <text:p>12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1">
            <text:p>12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2">
            <text:p>12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3">
            <text:p>12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4">
            <text:p>12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5">
            <text:p>12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6">
            <text:p>12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7">
            <text:p>12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8">
            <text:p>12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9">
            <text:p>12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0">
            <text:p>13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1">
            <text:p>13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2">
            <text:p>13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3">
            <text:p>13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4">
            <text:p>13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5">
            <text:p>13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6">
            <text:p>13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7">
            <text:p>13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8">
            <text:p>13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9">
            <text:p>13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0">
            <text:p>14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1">
            <text:p>14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2">
            <text:p>14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3">
            <text:p>14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4">
            <text:p>14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5">
            <text:p>14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6">
            <text:p>14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7">
            <text:p>14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8">
            <text:p>14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9">
            <text:p>14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0">
            <text:p>15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1">
            <text:p>15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2">
            <text:p>15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3">
            <text:p>15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4">
            <text:p>15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5">
            <text:p>15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6">
            <text:p>15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7">
            <text:p>15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8">
            <text:p>15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9">
            <text:p>15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0">
            <text:p>16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1">
            <text:p>16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2">
            <text:p>16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3">
            <text:p>16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4">
            <text:p>16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5">
            <text:p>16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6">
            <text:p>16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7">
            <text:p>16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8">
            <text:p>16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9">
            <text:p>16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0">
            <text:p>17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1">
            <text:p>17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2">
            <text:p>17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3">
            <text:p>17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4">
            <text:p>17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5">
            <text:p>175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6">
            <text:p>176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7">
            <text:p>177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8">
            <text:p>178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9">
            <text:p>179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0">
            <text:p>180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1">
            <text:p>181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2">
            <text:p>182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3">
            <text:p>183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4">
            <text:p>184</text:p>
          </table:table-cell>
          <table:table-cell office:value-type="float" office:value="1942">
            <text:p>1942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5">
            <text:p>185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6">
            <text:p>186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7">
            <text:p>187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8">
            <text:p>188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9">
            <text:p>189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0">
            <text:p>190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1">
            <text:p>191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2">
            <text:p>192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3">
            <text:p>193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4">
            <text:p>194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5">
            <text:p>195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6">
            <text:p>196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7">
            <text:p>197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8">
            <text:p>198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9">
            <text:p>199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0">
            <text:p>200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1">
            <text:p>201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2">
            <text:p>202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3">
            <text:p>203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4">
            <text:p>204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5">
            <text:p>205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6">
            <text:p>206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7">
            <text:p>207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8">
            <text:p>208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9">
            <text:p>209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0">
            <text:p>210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1">
            <text:p>211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2">
            <text:p>212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3">
            <text:p>213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4">
            <text:p>214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5">
            <text:p>215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6">
            <text:p>216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7">
            <text:p>217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8">
            <text:p>218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9">
            <text:p>219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0">
            <text:p>220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1">
            <text:p>221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2">
            <text:p>222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3">
            <text:p>223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4">
            <text:p>224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5">
            <text:p>225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6">
            <text:p>226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7">
            <text:p>227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8">
            <text:p>228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9">
            <text:p>229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0">
            <text:p>230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1">
            <text:p>231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2">
            <text:p>232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3">
            <text:p>233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4">
            <text:p>234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5">
            <text:p>235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6">
            <text:p>236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7">
            <text:p>237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8">
            <text:p>238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9">
            <text:p>239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0">
            <text:p>240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1">
            <text:p>241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2">
            <text:p>242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3">
            <text:p>243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4">
            <text:p>244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5">
            <text:p>245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6">
            <text:p>246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7">
            <text:p>247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8">
            <text:p>248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9">
            <text:p>249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0">
            <text:p>250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1">
            <text:p>251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2">
            <text:p>252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3">
            <text:p>253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4">
            <text:p>254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5">
            <text:p>255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6">
            <text:p>256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7">
            <text:p>257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8">
            <text:p>258</text:p>
          </table:table-cell>
          <table:table-cell office:value-type="float" office:value="1942">
            <text:p>1942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">
            <text:p>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">
            <text:p>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">
            <text:p>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">
            <text:p>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">
            <text:p>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">
            <text:p>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">
            <text:p>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">
            <text:p>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">
            <text:p>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">
            <text:p>1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">
            <text:p>1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">
            <text:p>1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">
            <text:p>1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">
            <text:p>1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">
            <text:p>1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">
            <text:p>1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">
            <text:p>1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">
            <text:p>1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">
            <text:p>1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">
            <text:p>2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">
            <text:p>2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">
            <text:p>22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3">
            <text:p>23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4">
            <text:p>24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5">
            <text:p>25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6">
            <text:p>26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7">
            <text:p>27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8">
            <text:p>28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9">
            <text:p>29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0">
            <text:p>30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1">
            <text:p>31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2">
            <text:p>32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3">
            <text:p>33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4">
            <text:p>34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5">
            <text:p>35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6">
            <text:p>36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7">
            <text:p>37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8">
            <text:p>38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39">
            <text:p>39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0">
            <text:p>40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1">
            <text:p>41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2">
            <text:p>42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3">
            <text:p>43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4">
            <text:p>44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5">
            <text:p>45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6">
            <text:p>46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7">
            <text:p>47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8">
            <text:p>48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49">
            <text:p>49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0">
            <text:p>50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1">
            <text:p>51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2">
            <text:p>52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3">
            <text:p>53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4">
            <text:p>54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5">
            <text:p>55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6">
            <text:p>56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7">
            <text:p>57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8">
            <text:p>58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59">
            <text:p>59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0">
            <text:p>60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1">
            <text:p>61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2">
            <text:p>62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3">
            <text:p>63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4">
            <text:p>64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5">
            <text:p>65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6">
            <text:p>66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7">
            <text:p>67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8">
            <text:p>68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69">
            <text:p>69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0">
            <text:p>70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1">
            <text:p>71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2">
            <text:p>72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3">
            <text:p>73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4">
            <text:p>74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5">
            <text:p>75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6">
            <text:p>76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7">
            <text:p>77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8">
            <text:p>78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79">
            <text:p>79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0">
            <text:p>80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1">
            <text:p>81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2">
            <text:p>82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3">
            <text:p>83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4">
            <text:p>84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5">
            <text:p>85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6">
            <text:p>86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7">
            <text:p>87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8">
            <text:p>88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89">
            <text:p>89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0">
            <text:p>90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1">
            <text:p>91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2">
            <text:p>92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3">
            <text:p>93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4">
            <text:p>94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5">
            <text:p>95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6">
            <text:p>96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7">
            <text:p>97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8">
            <text:p>98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99">
            <text:p>99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0">
            <text:p>100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1">
            <text:p>101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2">
            <text:p>102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3">
            <text:p>103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4">
            <text:p>104</text:p>
          </table:table-cell>
          <table:table-cell office:value-type="float" office:value="1943">
            <text:p>1943</text:p>
          </table:table-cell>
          <table:table-cell office:value-type="string">
            <text:p>Den Haag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5">
            <text:p>10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6">
            <text:p>10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7">
            <text:p>10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8">
            <text:p>10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09">
            <text:p>10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0">
            <text:p>11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1">
            <text:p>11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2">
            <text:p>11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3">
            <text:p>11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4">
            <text:p>11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5">
            <text:p>11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6">
            <text:p>11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7">
            <text:p>11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8">
            <text:p>11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19">
            <text:p>11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0">
            <text:p>12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1">
            <text:p>12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2">
            <text:p>12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3">
            <text:p>12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4">
            <text:p>12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5">
            <text:p>12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6">
            <text:p>12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7">
            <text:p>12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8">
            <text:p>12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29">
            <text:p>12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0">
            <text:p>13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1">
            <text:p>13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2">
            <text:p>13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3">
            <text:p>13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4">
            <text:p>13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5">
            <text:p>13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6">
            <text:p>13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7">
            <text:p>13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8">
            <text:p>13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39">
            <text:p>13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0">
            <text:p>14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1">
            <text:p>14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2">
            <text:p>14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3">
            <text:p>14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4">
            <text:p>14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5">
            <text:p>14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6">
            <text:p>14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7">
            <text:p>14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8">
            <text:p>14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49">
            <text:p>14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0">
            <text:p>15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1">
            <text:p>15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2">
            <text:p>15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3">
            <text:p>15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4">
            <text:p>15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5">
            <text:p>15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6">
            <text:p>15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7">
            <text:p>15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8">
            <text:p>15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59">
            <text:p>15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0">
            <text:p>16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1">
            <text:p>16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2">
            <text:p>16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3">
            <text:p>16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4">
            <text:p>16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5">
            <text:p>16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6">
            <text:p>16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7">
            <text:p>16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8">
            <text:p>16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69">
            <text:p>16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0">
            <text:p>17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1">
            <text:p>17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2">
            <text:p>17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3">
            <text:p>17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4">
            <text:p>17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5">
            <text:p>17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6">
            <text:p>17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7">
            <text:p>17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8">
            <text:p>17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79">
            <text:p>17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0">
            <text:p>18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1">
            <text:p>18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2">
            <text:p>18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3">
            <text:p>18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4">
            <text:p>18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5">
            <text:p>18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6">
            <text:p>18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7">
            <text:p>18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8">
            <text:p>18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89">
            <text:p>18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0">
            <text:p>19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1">
            <text:p>19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2">
            <text:p>19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3">
            <text:p>19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4">
            <text:p>19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5">
            <text:p>19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6">
            <text:p>19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7">
            <text:p>19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8">
            <text:p>19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199">
            <text:p>19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0">
            <text:p>20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1">
            <text:p>20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2">
            <text:p>20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3">
            <text:p>20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4">
            <text:p>20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5">
            <text:p>20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6">
            <text:p>20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7">
            <text:p>20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8">
            <text:p>20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09">
            <text:p>20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0">
            <text:p>21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1">
            <text:p>21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2">
            <text:p>21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3">
            <text:p>21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4">
            <text:p>21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5">
            <text:p>21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6">
            <text:p>21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7">
            <text:p>21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8">
            <text:p>218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19">
            <text:p>219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0">
            <text:p>220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1">
            <text:p>221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2">
            <text:p>222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3">
            <text:p>223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4">
            <text:p>224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5">
            <text:p>225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6">
            <text:p>226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>
          <table:table-cell office:value-type="string">
            <text:p>Dagelijksche beurscourant</text:p>
          </table:table-cell>
          <table:table-cell office:value-type="float" office:value="227">
            <text:p>227</text:p>
          </table:table-cell>
          <table:table-cell office:value-type="float" office:value="1943">
            <text:p>1943</text:p>
          </table:table-cell>
          <table:table-cell office:value-type="string">
            <text:p>Rotterdam</text:p>
          </table:table-cell>
          <table:table-cell table:number-columns-repeated="1020"/>
        </table:table-row>
        <table:table-row table:style-name="ro1" table:number-rows-repeated="1045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8000" number:language="nl" number:country="NL">
      <number:number number:min-integer-digits="1"/>
    </number:number-style>
    <number:number-style style:name="N8106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6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6P0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8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08P0"/>
    </number:number-style>
    <number:number-style style:name="N8109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9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09P0"/>
    </number:number-style>
    <number:date-style style:name="N8110" number:language="nl" number:country="NL">
      <number:day/>
      <number:text>-</number:text>
      <number:month/>
      <number:text>-</number:text>
      <number:year number:style="long"/>
    </number:date-style>
    <number:date-style style:name="N8111" number:language="nl" number:country="NL">
      <number:day/>
      <number:text>-</number:text>
      <number:month number:textual="true"/>
      <number:text>-</number:text>
      <number:year/>
    </number:date-style>
    <number:date-style style:name="N8112" number:language="nl" number:country="NL">
      <number:day/>
      <number:text>-</number:text>
      <number:month number:textual="true"/>
    </number:date-style>
    <number:date-style style:name="N8113" number:language="nl" number:country="NL">
      <number:month number:textual="true"/>
      <number:text>-</number:text>
      <number:year/>
    </number:date-style>
    <number:time-style style:name="N8114" number:language="nl" number:country="NL">
      <number:hours/>
      <number:text>:</number:text>
      <number:minutes number:style="long"/>
      <number:text> </number:text>
      <number:am-pm/>
    </number:time-style>
    <number:time-style style:name="N8115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nl" number:country="NL">
      <number:hours/>
      <number:text>:</number:text>
      <number:minutes number:style="long"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18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nl" number:country="NL">
      <number:number number:decimal-places="0" number:min-integer-digits="1" number:grouping="true"/>
      <number:text> </number:text>
    </number:number-style>
    <number:number-style style:name="N8119" number:language="nl" number:country="NL">
      <number:number number:decimal-places="0" number:min-integer-digits="1" number:grouping="true"/>
      <number:text>-</number:text>
      <style:map style:condition="value()&gt;=0" style:apply-style-name="N8119P0"/>
    </number:number-style>
    <number:number-style style:name="N8120P0" style:volatile="true" number:language="nl" number:country="NL">
      <number:number number:decimal-places="0" number:min-integer-digits="1" number:grouping="true"/>
      <number:text> </number:text>
    </number:number-style>
    <number:number-style style:name="N8120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0P0"/>
    </number:number-style>
    <number:number-style style:name="N8121P0" style:volatile="true" number:language="nl" number:country="NL">
      <number:number number:decimal-places="2" number:min-integer-digits="1" number:grouping="true"/>
      <number:text> </number:text>
    </number:number-style>
    <number:number-style style:name="N8121" number:language="nl" number:country="NL">
      <number:number number:decimal-places="2" number:min-integer-digits="1" number:grouping="true"/>
      <number:text>-</number:text>
      <style:map style:condition="value()&gt;=0" style:apply-style-name="N8121P0"/>
    </number:number-style>
    <number:number-style style:name="N8122P0" style:volatile="true" number:language="nl" number:country="NL">
      <number:number number:decimal-places="2" number:min-integer-digits="1" number:grouping="true"/>
      <number:text> </number:text>
    </number:number-style>
    <number:number-style style:name="N8122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text> </number:text>
      <number:number number:decimal-places="0" number:min-integer-digits="1" number:grouping="true"/>
      <number:text> </number:text>
    </number:number-style>
    <number:number-style style:name="N8123P1" style:volatile="true" number:language="nl" number:country="NL">
      <number:text> </number:text>
      <number:number number:decimal-places="0" number:min-integer-digits="1" number:grouping="true"/>
      <number:text>-</number:text>
    </number:number-style>
    <number:number-style style:name="N8123P2" style:volatile="true" number:language="nl" number:country="NL">
      <number:text> - </number:text>
    </number:number-style>
    <number:text-style style:name="N8123" number:language="nl" number:country="N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nl" number:country="NL">
      <number:text> € </number:text>
      <number:number number:decimal-places="0" number:min-integer-digits="1" number:grouping="true"/>
      <number:text> </number:text>
    </number:number-style>
    <number:number-style style:name="N8124P1" style:volatile="true" number:language="nl" number:country="NL">
      <number:text> € </number:text>
      <number:number number:decimal-places="0" number:min-integer-digits="1" number:grouping="true"/>
      <number:text>-</number:text>
    </number:number-style>
    <number:number-style style:name="N8124P2" style:volatile="true" number:language="nl" number:country="NL">
      <number:text> € - </number:text>
    </number:number-style>
    <number:text-style style:name="N8124" number:language="nl" number:country="NL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nl" number:country="NL">
      <number:text> </number:text>
      <number:number number:decimal-places="2" number:min-integer-digits="1" number:grouping="true"/>
      <number:text> </number:text>
    </number:number-style>
    <number:number-style style:name="N8125P1" style:volatile="true" number:language="nl" number:country="NL">
      <number:text> </number:text>
      <number:number number:decimal-places="2" number:min-integer-digits="1" number:grouping="true"/>
      <number:text>-</number:text>
    </number:number-style>
    <number:number-style style:name="N8125P2" style:volatile="true" number:language="nl" number:country="NL">
      <number:text> -</number:text>
      <number:number number:decimal-places="0" number:min-integer-digits="0"/>
      <number:text> </number:text>
    </number:number-style>
    <number:text-style style:name="N8125" number:language="nl" number:country="NL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nl" number:country="NL">
      <number:text> € </number:text>
      <number:number number:decimal-places="2" number:min-integer-digits="1" number:grouping="true"/>
      <number:text> </number:text>
    </number:number-style>
    <number:number-style style:name="N8126P1" style:volatile="true" number:language="nl" number:country="NL">
      <number:text> € </number:text>
      <number:number number:decimal-places="2" number:min-integer-digits="1" number:grouping="true"/>
      <number:text>-</number:text>
    </number:number-style>
    <number:number-style style:name="N8126P2" style:volatile="true" number:language="nl" number:country="NL">
      <number:text> € -</number:text>
      <number:number number:decimal-places="0" number:min-integer-digits="0"/>
      <number:text> </number:text>
    </number:number-style>
    <number:text-style style:name="N8126" number:language="nl" number:country="NL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nl" number:country="NL">
      <number:minutes number:style="long"/>
      <number:text>:</number:text>
      <number:seconds number:style="long"/>
    </number:time-style>
    <number:time-style style:name="N8128" number:language="nl" number:country="N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nl" number:country="NL">
      <number:minutes number:style="long"/>
      <number:text>:</number:text>
      <number:seconds number:style="long" number:decimal-places="1"/>
    </number:time-style>
    <number:number-style style:name="N8130" number:language="nl" number:country="N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18-07-2019</text:date>, <text:time>22:50: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8T22:50:09.10</dc:date>
    <meta:document-statistic meta:table-count="1" meta:cell-count="12060" meta:object-count="0"/>
    <meta:generator>OpenOffice/4.1.4$Win32 OpenOffice.org_project/414m5$Build-9788</meta:generator>
  </office:meta>
</office:document-meta>
</file>